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IdBitSetIterator.skipTo( int skipDocN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dBitSetIterator.checkNextDocId( int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IdBit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dBitSetIterato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IdBit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dBitSet.DocIdBitSet( BitSet bi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dBitSetIterator.DocIdBitSetIterator( BitSet bi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IdBitSet.getBi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